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5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>
      <style:paragraph-properties fo:text-align="justify" style:justify-single-word="false" style:text-autospace="none"/>
    </style:style>
    <style:style style:name="P5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solid" style:text-underline-width="auto" style:text-underline-color="font-color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6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41"><text:tab/><text:tab/><text:tab/>Giordano Cariani</text:p>
      <text:p text:style-name="P42"/>
      <text:p text:style-name="P42">Revisione:<text:tab/></text:p>
      <text:p text:style-name="P41"><text:tab/><text:tab/><text:tab/>Daniele Bonaldo</text:p>
      <text:p text:style-name="P42"/>
      <text:p text:style-name="P42">Approvazione:</text:p>
      <text:p text:style-name="P44"><text:tab/><text:tab/><text:tab/>Davide Compagnin</text:p>
      <text:p text:style-name="P42"/>
      <text:p text:style-name="P42">Lista di distribuzione:</text:p>
      <text:p text:style-name="P41"><text:tab/><text:tab/><text:tab/><text:tab/><text:tab/><text:tab/>Prog. Vardanega Tullio</text:p>
      <text:p text:style-name="P41"><text:tab/><text:tab/><text:tab/><text:tab/><text:tab/><text:tab/>Prog. Palazzi Claudio</text:p>
      <text:p text:style-name="P41"><text:tab/><text:tab/><text:tab/><text:tab/><text:tab/><text:tab/>Stylosoft</text:p>
      <text:p text:style-name="P41"/>
      <text:p text:style-name="P43">Registro delle modifiche:</text:p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5">Versione</text:p>
          </table:table-cell>
          <table:table-cell table:style-name="Tabella2.B1" office:value-type="string">
            <text:p text:style-name="P45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6">3.0</text:p>
          </table:table-cell>
          <table:table-cell table:style-name="Tabella2.B2" office:value-type="string">
            <text:p text:style-name="P46">27/01/2008</text:p>
          </table:table-cell>
          <table:table-cell table:style-name="Tabella2.A2" office:value-type="string">
            <text:p text:style-name="Table_20_Contents">Inseriti link interni alle voci</text:p>
          </table:table-cell>
        </table:table-row>
        <table:table-row>
          <table:table-cell table:style-name="Tabella2.A2" office:value-type="string">
            <text:p text:style-name="P46">2.0</text:p>
          </table:table-cell>
          <table:table-cell table:style-name="Tabella2.B2" office:value-type="string">
            <text:p text:style-name="P46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6">1.3</text:p>
          </table:table-cell>
          <table:table-cell table:style-name="Tabella2.B2" office:value-type="string">
            <text:p text:style-name="P46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6">1.2</text:p>
          </table:table-cell>
          <table:table-cell table:style-name="Tabella2.B2" office:value-type="string">
            <text:p text:style-name="P46">13/01/2008</text:p>
          </table:table-cell>
          <table:table-cell table:style-name="Tabella2.C5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6">1.0</text:p>
          </table:table-cell>
          <table:table-cell table:style-name="Tabella2.B2" office:value-type="string">
            <text:p text:style-name="P46">04/12/2007</text:p>
          </table:table-cell>
          <table:table-cell table:style-name="Tabella2.C5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6">0.2</text:p>
          </table:table-cell>
          <table:table-cell table:style-name="Tabella2.B2" office:value-type="string">
            <text:p text:style-name="P46">28/11/2007</text:p>
          </table:table-cell>
          <table:table-cell table:style-name="Tabella2.C5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"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3">A</text:p>
          </table:table-cell>
        </table:table-row>
      </table:table>
      <text:p text:style-name="P20"><text:bookmark-start text:name="Algoritmo"/>Algoritmo<text:bookmark-end text:name="Algoritmo"/></text:p>
      <text:p text:style-name="P20"><text:tab/><text:span text:style-name="T15">S'intende un metodo per la soluzione di un problema adatto a essere implementato <text:tab/>sotto forma di programma. Intuitivamente, un algoritmo si può definire come un <text:tab/>procedimento che consente di ottenere un risultato atteso eseguendo, in un <text:tab/>determinato ordine, un insieme di passi semplici corrispondenti ad azioni scelte <text:tab/>solitamente da un insieme finito.</text:span></text:p>
      <text:p text:style-name="P21"/>
      <text:p text:style-name="P20"><text:bookmark-start text:name="Ambiente di simulazione"/>Ambiente di simulazione<text:bookmark-end text:name="Ambiente di simulazione"/>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<text:bookmark-start text:name="Attore di use-case"/>Attore di use-case<text:bookmark-end text:name="Attore di use-case"/>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<text:bookmark-start text:name="BUS"/>BUS<text:bookmark-end text:name="BUS"/>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<text:bookmark-start text:name="CPU"/>CPU<text:bookmark-end text:name="CPU"/>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<text:bookmark-start text:name="Context Switch"/>Context Switch<text:bookmark-end text:name="Context Switch"/>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<text:bookmark-start text:name="Descrittore"/>Descrittore<text:bookmark-end text:name="Descrittore"/></text:p>
      <text:p text:style-name="P20"><text:tab/><text:span text:style-name="T15">Vedere</text:span><text:span text:style-name="T25"> </text:span><text:a xlink:type="simple" xlink:href="#Process Control Block (PCB)"><text:span text:style-name="T22">PCB</text:span></text:a></text:p>
      <text:p text:style-name="P31"/>
      <text:p text:style-name="P20"><text:bookmark-start text:name="Design Pattern"/>Design Pattern<text:bookmark-end text:name="Design Pattern"/>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a xlink:type="simple" xlink:href="#Pattern"><text:span text:style-name="T22">Pattern</text:span></text:a></text:p>
      <text:p text:style-name="P22"/>
      <text:p text:style-name="P20"><text:bookmark-start text:name="Diagrammi di casi d'uso"/>Diagrammi di casi d'uso<text:bookmark-end text:name="Diagrammi di casi d'uso"/></text:p>
      <text:p text:style-name="P20"><text:tab/><text:span text:style-name="T15">Vedere </text:span><text:a xlink:type="simple" xlink:href="#Use-case"><text:span text:style-name="T22">Use-case</text:span></text:a></text:p>
      <text:p text:style-name="P21"/>
      <text:p text:style-name="P20"><text:bookmark-start text:name="Diagrammi delle classi"/>Diagrammi delle classi<text:bookmark-end text:name="Diagrammi delle classi"/></text:p>
      <text:p text:style-name="P21"><text:tab/>Sono uno dei tipi di diagrammi che possono comparire in un modello UML. In <text:tab/>termini generali, consentono di descrivere tipi di entità, con le loro caratteristiche, e <text:tab/>le eventuali relazioni fra questi tipi. Gli strumenti concettuali utilizzati sono il <text:tab/>concetto di classe del paradigma object-oriented e altri correlati (per esempio la <text:tab/>generalizzazione, che è una relazione concettuale assimilabile al meccanismo <text:tab/>object-oriented dell'ereditarietà).</text:p>
      <text:p text:style-name="P20"><text:tab/></text:p>
      <text:p text:style-name="P20"><text:bookmark-start text:name="Dispatcher"/>Dispatcher<text:bookmark-end text:name="Dispatcher"/>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<text:bookmark-start text:name="Elaboratore"/>Elaboratore<text:bookmark-end text:name="Elaboratore"/>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4"/>
      <text:p text:style-name="P40"><text:bookmark-start text:name="Elaboratore multiprogrammato"/>Elaboratore multiprogrammato<text:bookmark-end text:name="Elaboratore multiprogrammato"/></text:p>
      <text:p text:style-name="P14"><text:tab/>Vedere<text:span text:style-name="T26"> </text:span><text:a xlink:type="simple" xlink:href="#Sistema multiprogrammato"><text:span text:style-name="T23">Sistema multiprogrammato</text:span></text:a>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<text:bookmark-start text:name="Frame"/>Frame<text:bookmark-end text:name="Frame"/></text:p>
      <text:p text:style-name="P20"><text:tab/><text:span text:style-name="T15">Vedere </text:span><text:a xlink:type="simple" xlink:href="#Paginazione"><text:span text:style-name="T22">Paginazione</text:span></text:a></text:p>
      <text:p text:style-name="P23"/>
      <text:p text:style-name="P20"><text:bookmark-start text:name="Frammentazione"/>Frammentazione<text:bookmark-end text:name="Frammentazione"/>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<text:bookmark-start text:name="Java"/>Java<text:bookmark-end text:name="Java"/>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<text:bookmark-start text:name="Kernel"/>Kernel<text:bookmark-end text:name="Kernel"/>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M</text:p>
      <text:p text:style-name="P37"><text:bookmark-start text:name="Memoria Virtuale"/>Memoria Virtuale<text:bookmark-end text:name="Memoria Virtuale"/></text:p>
      <text:p text:style-name="P39"><text:tab/>E' una architettura di sistema capace di simulare uno spazio di memoria centrale <text:tab/>maggiore di quello fisicamente presente; questo risultato si raggiunge utilizzando <text:tab/>spazio di memoria secondaria su altri dispositivi, di solito le unità a disco</text:p>
      <text:p text:style-name="P34">P</text:p>
      <text:p text:style-name="P20"><text:bookmark-start text:name="Package"/>Package<text:bookmark-end text:name="Package"/></text:p>
      <text:p text:style-name="P21"><text:tab/>E' un meccanismo per organizzare classi Java all'interno di sottogruppi ordinati. <text:tab/>Questi package possono essere memorizzati in file compressi chiamati file JAR, <text:tab/>permettendo la trasmissione di più classi in una sola volta. I programmatori spesso <text:tab/>usano i package per riunire classi logicamente correlate o che forniscono servizi <text:tab/>simili.I file sorgente di classi Java possono includere un'istruzione package all'inizio <text:tab/>del file per indicare di quale package fa parte.</text:p>
      <text:p text:style-name="P20"/>
      <text:p text:style-name="P20"><text:bookmark-start text:name="Pagina"/>Pagina<text:bookmark-end text:name="Pagina"/></text:p>
      <text:p text:style-name="P20"><text:tab/><text:span text:style-name="T15">Vedere </text:span><text:a xlink:type="simple" xlink:href="#Paginazione"><text:span text:style-name="T22">Paginazione</text:span></text:a></text:p>
      <text:p text:style-name="P31"/>
      <text:p text:style-name="P20"><text:bookmark-start text:name="Paginazione"/>Paginazione<text:bookmark-end text:name="Paginazione"/>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<text:bookmark-start text:name="Pattern"/>Pattern<text:bookmark-end text:name="Pattern"/>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<text:bookmark-start text:name="Politica di rimpiazzo"/><text:soft-page-break/>Politica di rimpiazzo<text:bookmark-end text:name="Politica di rimpiazzo"/>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<text:bookmark-start text:name="Politica di scheduling"/>Politica di scheduling<text:bookmark-end text:name="Politica di scheduling"/>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bookmark-start text:name="Politiche"/>Politiche<text:bookmark-end text:name="Politiche"/></text:p>
      <text:p text:style-name="P20"><text:tab/><text:span text:style-name="T15">Vedere </text:span><text:a xlink:type="simple" xlink:href="#Politica di scheduling"><text:span text:style-name="T22">Politica di scheduling</text:span></text:a> <text:span text:style-name="T15"><text:s/>o </text:span><text:a xlink:type="simple" xlink:href="#Politica di rimpiazzo">Politica di rimpiazzo</text:a><text:span text:style-name="T22"> </text:span><text:span text:style-name="T27">a seconda del contesto</text:span></text:p>
      <text:p text:style-name="P33"/>
      <text:p text:style-name="P20"><text:bookmark-start text:name="Priorità"/>Priorità<text:bookmark-end text:name="Priorità"/>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<text:bookmark-start text:name="Process Control Block (PCB)"/>Process Control Block (PCB)<text:bookmark-end text:name="Process Control Block (PCB)"/>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<text:bookmark-start text:name="Processo"/>Processo<text:bookmark-end text:name="Processo"/>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<text:bookmark-start text:name="Processore"/>Processore<text:bookmark-end text:name="Processore"/></text:p>
      <text:p text:style-name="P30"><text:span text:style-name="T5"><text:tab/></text:span><text:span text:style-name="T4">Vedere </text:span><text:a xlink:type="simple" xlink:href="#CPU"><text:span text:style-name="T24">CPU</text:span></text:a></text:p>
      <text:p text:style-name="P34">R</text:p>
      <text:p text:style-name="P20"><text:bookmark-start text:name="RAM"/>RAM<text:bookmark-end text:name="RAM"/>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<text:bookmark-start text:name="Repository"/>Repository<text:bookmark-end text:name="Repository"/>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<text:bookmark-start text:name="Rollback"/>Rollback<text:bookmark-end text:name="Rollback"/>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<text:bookmark-start text:name="Scheduler"/>Scheduler<text:bookmark-end text:name="Scheduler"/>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<text:bookmark-start text:name="Segmento"/>Segmento<text:bookmark-end text:name="Segmento"/></text:p>
      <text:p text:style-name="P25"><text:tab/>Vedere <text:a xlink:type="simple" xlink:href="#Segmentazione"><text:span text:style-name="T23">Segmentazione</text:span></text:a></text:p>
      <text:p text:style-name="P32"/>
      <text:p text:style-name="P24"><text:bookmark-start text:name="Segmentazione"/>Segmentazione<text:bookmark-end text:name="Segmentazione"/>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<text:bookmark-start text:name="Segmentazione paginata"/>Segmentazione paginata<text:bookmark-end text:name="Segmentazione paginata"/>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<text:bookmark-start text:name="Simulazione"/>Simulazione<text:bookmark-end text:name="Simulazione"/>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<text:bookmark-start text:name="Sistema monoprocessore"/>Sistema monoprocessore<text:bookmark-end text:name="Sistema monoprocessore"/>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<text:bookmark-start text:name="Sistema multiprogrammato"/>Sistema multiprogrammato<text:bookmark-end text:name="Sistema multiprogrammato"/>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bookmark-start text:name="Sistema operativo (SO)"/><text:soft-page-break/><text:span text:style-name="T16">Sistema operativo </text:span><text:span text:style-name="T18">(SO)</text:span><text:bookmark-end text:name="Sistema operativo (SO)"/></text:p>
      <text:p text:style-name="P47"><text:span text:style-name="T18"><text:tab/></text:span><text:span text:style-name="T21">S</text:span><text:span text:style-name="T17">oftware il cui compito e' gestire tutti quei dispositivi di cui e' dotato un calcolatore </text:span><text:span text:style-name="T17"><text:tab/>moderno e fornire ai programmi utente una comunicazione semplificata con <text:tab/>l'hardware.</text:span></text:p>
      <text:p text:style-name="P49"/>
      <text:p text:style-name="P50"><text:bookmark-start text:name="Subversion"/>Subversion<text:bookmark-end text:name="Subversion"/></text:p>
      <text:p text:style-name="P50"><text:tab/><text:span text:style-name="T15">Vedere </text:span><text:a xlink:type="simple" xlink:href="#SVN"><text:span text:style-name="T22">SVN</text:span></text:a></text:p>
      <text:p text:style-name="P50"/>
      <text:p text:style-name="P50"><text:bookmark-start text:name="SVN"/>SVN<text:bookmark-end text:name="SVN"/></text:p>
      <text:p text:style-name="P52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51"/>
      <text:p text:style-name="P50"><text:bookmark-start text:name="SWAP"/>S<text:bookmark-end text:name="SWAP"/>wap</text:p>
      <text:p text:style-name="P48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<text:bookmark-start text:name="Template"/>Template<text:bookmark-end text:name="Template"/></text:p>
      <text:p text:style-name="P36"><text:tab/><text:span text:style-name="T15">(tradotto in italiano: modello o schema)</text:span></text:p>
      <text:p text:style-name="P38"><text:tab/>Serve per definire un modello su cui costruire una determinata funzione a <text:tab/>prescindere dai tipi di dato utilizzati</text:p>
      <text:p text:style-name="P34">U</text:p>
      <text:p text:style-name="P20"><text:bookmark-start text:name="UML"/>UML<text:bookmark-end text:name="UML"/>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<text:bookmark-start text:name="Use-case"/>Use-case<text:bookmark-end text:name="Use-case"/>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<text:bookmark-start text:name="Wizard"/>Wizard<text:bookmark-end text:name="Wizard"/>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8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3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7/01/2008</text:p>
            </table:table-cell>
            <table:table-cell table:style-name="Tabella3.B1" office:value-type="string">
              <text:p text:style-name="P8">Pagina <text:page-number text:select-page="current">1</text:page-number> di <text:page-count>19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3-08T15:17:42</dc:date>
    <meta:print-date>2005-11-30T16:25:56</meta:print-date>
    <meta:editing-cycles>385</meta:editing-cycles>
    <meta:editing-duration>P1DT9H31M31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9" meta:paragraph-count="173" meta:word-count="2403" meta:character-count="16230"/>
  </office:meta>
</office:document-meta>
</file>